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4" svg:font-family="Arial"/>
    <style:font-face style:name="Arial1" svg:font-family="Arial" style:font-adornments="Regular"/>
    <style:font-face style:name="DejaVu Sans2" svg:font-family="'DejaVu Sans'"/>
    <style:font-face style:name="Montserrat3" svg:font-family="Montserrat"/>
    <style:font-face style:name="Montserrat" svg:font-family="Montserrat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Cantarell3" svg:font-family="Cantarell" style:font-pitch="variable"/>
    <style:font-face style:name="Cantarell2" svg:font-family="Cantarell" style:font-adornments="Regular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2" svg:font-family="Montserrat" style:font-pitch="variable"/>
    <style:font-face style:name="Montserrat1" svg:font-family="Montserrat" style:font-adornments="Regular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4" svg:font-family="Cantarel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ff4000" draw:fill="none" draw:fill-color="#ffffff" draw:textarea-horizontal-align="left" draw:auto-grow-height="true" draw:auto-grow-width="true" fo:min-height="13.6cm" fo:min-width="28.867cm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_20_2-notes">
      <style:graphic-properties draw:fill-color="#ffffff" fo:min-height="11.429cm"/>
      <style:paragraph-properties style:writing-mode="lr-tb"/>
    </style:style>
    <style:style style:name="pr3" style:family="presentation" style:parent-style-name="Default_20_2_5f_-notes">
      <style:graphic-properties draw:fill-color="#ffffff" fo:min-height="11.429cm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fo:font-size="32pt" style:font-size-asian="32pt" style:font-size-complex="32pt"/>
    </style:style>
    <style:style style:name="P7" style:family="paragraph">
      <loext:graphic-properties draw:fill="none" draw:fill-color="#ffffff"/>
      <style:paragraph-properties style:writing-mode="lr-tb"/>
      <style:text-properties style:font-name="Montserrat2"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/>
    </style:style>
    <style:style style:name="P11" style:family="paragraph">
      <style:paragraph-properties fo:margin-left="0cm" fo:margin-right="0cm" fo:margin-top="0.498cm" fo:margin-bottom="0cm" fo:line-height="100%" fo:text-align="start" fo:text-indent="0cm" style:writing-mode="lr-tb"/>
      <style:text-properties fo:color="#000000" loext:opacity="100%" style:font-name="Liberation Sans2"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2" fo:font-size="18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 fo:font-weight="bold" style:font-weight-asian="bold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2" fo:font-size="18pt" fo:font-weight="bold" style:font-weight-asian="bold" style:font-weight-complex="bold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24pt" fo:letter-spacing="normal" fo:font-style="normal" style:text-underline-style="none" fo:font-weight="bold" style:font-name-asian="Montserrat3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font-name="Montserrat3" fo:font-size="32pt" fo:letter-spacing="normal" fo:font-style="normal" style:text-underline-style="none" fo:font-weight="bold" style:font-name-asian="Montserrat3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style:font-name="Liberation Sans2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loext:opacity="100%" style:font-name="Liberation Sans2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2a6099" loext:opacity="100%" style:font-name="Liberation Sans2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c9211e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2a6099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2a6099" loext:opacity="100%" style:font-name="Liberation Sans2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4pt" fo:letter-spacing="normal" fo:font-style="normal" fo:text-shadow="none" style:text-underline-style="none" fo:font-weight="normal" style:letter-kerning="true" style:font-name-asian="Montserrat3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bold" style:letter-kerning="true" style:font-name-asian="Montserrat3" style:font-size-asian="20pt" style:font-style-asian="normal" style:font-weight-asian="bold" style:font-name-complex="DejaVu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normal" style:letter-kerning="true" style:font-name-asian="Montserrat3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normal" style:letter-kerning="true" style:font-name-asian="Montserrat3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bold" style:letter-kerning="true" style:font-name-asian="Montserrat3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Wel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9.367cm" svg:height="13.85cm" svg:x="2.54cm" svg:y="4.826cm">
          <draw:text-box>
            <text:list text:style-name="L1">
              <text:list-item>
                <text:p><text:span text:style-name="T6">Class website: https://tntech-ngin.github.io/csc4200/ </text:span></text:p>
                <text:list>
                  <text:list-item>
                    <text:p><text:span text:style-name="T7">Syllabus</text:span></text:p>
                  </text:list-item>
                  <text:list-item>
                    <text:p><text:span text:style-name="T7">Grading policies</text:span></text:p>
                  </text:list-item>
                  <text:list-item>
                    <text:p><text:span text:style-name="T7">Homework and assignments </text:span></text:p>
                  </text:list-item>
                  <text:list-item>
                    <text:p><text:span text:style-name="T8">First homework already posted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10">Instructor: Susmit Shannigrahi</text:span></text:p>
                <text:list>
                  <text:list-item>
                    <text:p><text:span text:style-name="T7">Office hours: Wednesday and Thursday </text:span></text:p>
                  </text:list-item>
                  <text:list-item>
                    <text:p><text:span text:style-name="T7">Email : </text:span><text:span text:style-name="T7"><text:a xlink:href="mailto:sshannigrahi@tntech.edu" xlink:type="simple">sshannigrahi@tntech.edu</text:a></text:span></text:p>
                    <text:p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10">GTA: David Reddick - dereddick42@tntech.edu</text:span></text:p>
              </text:list-item>
              <text:list-item>
                <text:p><text:span text:style-name="T7">GTA : Ethan Newman <text:s/>- etnewman43@tntech.edu 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2_5f_">
        <office:forms form:automatic-focus="false" form:apply-design-mode="false"/>
        <draw:custom-shape draw:name="CustomShape 1_1" draw:style-name="gr4" draw:text-style-name="P6" draw:layer="layout" svg:width="28.742cm" svg:height="3.584cm" svg:x="2.56cm" svg:y="0cm">
          <text:p text:style-name="P5"><text:span text:style-name="T5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9.367cm" svg:height="13.85cm" svg:x="2.54cm" svg:y="4.826cm">
          <draw:text-box>
            <text:list text:style-name="L1">
              <text:list-item>
                <text:p><text:span text:style-name="T7">Class website: </text:span></text:p>
                <text:list>
                  <text:list-item>
                    <text:p><text:span text:style-name="T11">https://tntech-ngin.github.io/csc4200/</text:span></text:p>
                    <text:p><text:span text:style-name="T9"/></text:p>
                  </text:list-item>
                </text:list>
              </text:list-item>
              <text:list-item>
                <text:p><text:span text:style-name="T7">Slack: </text:span><text:span text:style-name="T12">CSC4200-spring2021</text:span></text:p>
                <text:list>
                  <text:list-item>
                    <text:p><text:span text:style-name="T13">Will add</text:span><text:span text:style-name="T14"><text:line-break/></text:span><text:span text:style-name="T14"/></text:p>
                  </text:list-item>
                </text:list>
              </text:list-item>
              <text:list-item>
                <text:p><text:span text:style-name="T7">Zoom (you need a password sent separately)</text:span><text:span text:style-name="T10">:</text:span></text:p>
                <text:list>
                  <text:list-item>
                    <text:p><text:span text:style-name="T13">See on iLearn, Announcement sec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Gr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2" draw:layer="layout" svg:width="28.737cm" svg:height="12.246cm" svg:x="3.004cm" svg:y="5.525cm">
          <text:list text:style-name="L2">
            <text:list-item>
              <text:p text:style-name="P10"><text:span text:style-name="T16">Homework – 15%</text:span></text:p>
              <text:list>
                <text:list-item>
                  <text:p text:style-name="P10"><text:span text:style-name="T16">Every 2 weeks or so</text:span><text:span text:style-name="T16"><text:line-break/></text:span><text:span text:style-name="T16"/></text:p>
                </text:list-item>
              </text:list>
            </text:list-item>
            <text:list-item>
              <text:p text:style-name="P10"><text:span text:style-name="T16">Projects + Demo – 35%</text:span></text:p>
              <text:list>
                <text:list-item>
                  <text:p text:style-name="P10"><text:span text:style-name="T16">You will set up meetings with the TA(s) to go over your code</text:span><text:span text:style-name="T16"><text:line-break/></text:span><text:span text:style-name="T16"/></text:p>
                </text:list-item>
              </text:list>
            </text:list-item>
            <text:list-item>
              <text:p text:style-name="P10"><text:span text:style-name="T16">3 exams – 35%</text:span></text:p>
              <text:list>
                <text:list-item>
                  <text:p text:style-name="P10"><text:span text:style-name="T17">approximately once every month (February, March, April) – 35%</text:span></text:p>
                </text:list-item>
                <text:list-item>
                  <text:p text:style-name="P10"><text:span text:style-name="T17">No midterm, no final</text:span></text:p>
                  <text:list>
                    <text:list-header>
                      <text:p text:style-name="P10"><text:span text:style-name="T17"/></text:p>
                    </text:list-header>
                  </text:list>
                </text:list-item>
              </text:list>
            </text:list-item>
            <text:list-item>
              <text:p text:style-name="P10"><text:span text:style-name="T16">Class participation – 15%</text:span></text:p>
              <text:list>
                <text:list-item>
                  <text:p text:style-name="P10"><text:span text:style-name="T17">Participate in breakout sessions and discussions.</text:span></text:p>
                </text:list-item>
                <text:list-item>
                  <text:p text:style-name="P10"><text:span text:style-name="T17">Each student will need to lead a breakout session.</text:span><text:span text:style-name="T17"><text:line-break/></text:span><text:span text:style-name="T17"/></text:p>
                </text:list-item>
              </text:list>
              <text:p text:style-name="P10"><text:span text:style-name="T16"><text:s/></text:span></text:p>
            </text:list-item>
          </text:list>
          <text:p text:style-name="P1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_2" draw:style-name="gr6" draw:text-style-name="P9" draw:layer="layout" svg:width="28.737cm" svg:height="3.579cm" svg:x="2.56cm" svg:y="0cm">
          <text:p text:style-name="P8"><text:span text:style-name="T15">CSC5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8" draw:text-style-name="P12" draw:layer="layout" svg:width="28.737cm" svg:height="12.246cm" svg:x="3.004cm" svg:y="5.525cm">
          <text:list text:style-name="L2">
            <text:list-item>
              <text:p text:style-name="P10"><text:span text:style-name="T16">Extra reading and writing assignments</text:span></text:p>
              <text:list>
                <text:list-item>
                  <text:p text:style-name="P10"><text:span text:style-name="T16">Expect to read one paper each month and present 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6" draw:style-name="dp3" draw:master-page-name="Title_20__2b__20_1_20_column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28.737cm" svg:height="12.246cm" svg:x="3.004cm" svg:y="5.525cm">
          <text:list text:style-name="L2">
            <text:list-item>
              <text:p text:style-name="P10"><text:span text:style-name="T20">One late submission allowed (programming assignment), no questions asked. Homeworks due on time.</text:span></text:p>
              <text:list>
                <text:list-item>
                  <text:p text:style-name="P10"><text:span text:style-name="T21">Use it wisely</text:span></text:p>
                </text:list-item>
                <text:list-item>
                  <text:p text:style-name="P10"><text:span text:style-name="T21">Max 7 days late</text:span></text:p>
                </text:list-item>
                <text:list-item>
                  <text:p text:style-name="P10"><text:span text:style-name="T21">Submit to iLearn</text:span><text:span text:style-name="T21"><text:line-break/></text:span><text:span text:style-name="T21"/></text:p>
                </text:list-item>
              </text:list>
            </text:list-item>
            <text:list-item>
              <text:p text:style-name="P10"><text:span text:style-name="T22">Other late submissions</text:span></text:p>
              <text:list>
                <text:list-item>
                  <text:p text:style-name="P10"><text:span text:style-name="T21">Flat 50% deducted</text:span></text:p>
                </text:list-item>
                <text:list-item>
                  <text:p text:style-name="P10"><text:span text:style-name="T23">No exceptions!</text:span></text:p>
                </text:list-item>
              </text:list>
              <text:p text:style-name="P10"><text:span text:style-name="T23"/></text:p>
            </text:list-item>
            <text:list-item>
              <text:p text:style-name="P10"><text:span text:style-name="T22">No make-up exams.</text:span></text:p>
              <text:list>
                <text:list-item>
                  <text:p text:style-name="P10"><text:span text:style-name="T23">Your responsibility to find conflicts and work with the instructor to resolve them</text:span></text:p>
                  <text:p text:style-name="P10"><text:span text:style-name="T2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5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Ex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6" draw:layer="layout" svg:width="28.737cm" svg:height="12.246cm" svg:x="3.004cm" svg:y="5.525cm">
          <text:list text:style-name="L2">
            <text:list-item>
              <text:p text:style-name="P15"><text:span text:style-name="T22">3 exams.</text:span><text:span text:style-name="T25"><text:line-break/></text:span><text:span text:style-name="T25"/></text:p>
            </text:list-item>
            <text:list-item>
              <text:p text:style-name="P15"><text:span text:style-name="T26">Open book</text:span></text:p>
              <text:list>
                <text:list-item>
                  <text:p text:style-name="P15"><text:span text:style-name="T25">Will be challenging</text:span></text:p>
                </text:list-item>
                <text:list-item>
                  <text:p text:style-name="P15"><text:span text:style-name="T22">Memorizing will not help, you need to understand the topic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Programming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6" draw:layer="layout" svg:width="28.737cm" svg:height="12.246cm" svg:x="3.004cm" svg:y="5.525cm">
          <text:list text:style-name="L2">
            <text:list-item>
              <text:p text:style-name="P15"><text:span text:style-name="T22">Must run on Google Cloud Vms – Ubuntu-18.04</text:span></text:p>
              <text:p text:style-name="P15"><text:span text:style-name="T22"/></text:p>
            </text:list-item>
            <text:list-item>
              <text:p text:style-name="P15"><text:span text:style-name="T22">First and second assignments are individual. Third is a group project.</text:span><text:span text:style-name="T25"><text:line-break/></text:span><text:span text:style-name="T25"/></text:p>
            </text:list-item>
            <text:list-item>
              <text:p text:style-name="P15"><text:span text:style-name="T22">C/C++/Python</text:span></text:p>
              <text:list>
                <text:list-item>
                  <text:p text:style-name="P15"><text:span text:style-name="T27">If you want to use other languages, talk to the GTA/Instructor</text:span></text:p>
                  <text:p text:style-name="P15"><text:span text:style-name="T2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_0" draw:style-name="gr6" draw:text-style-name="P9" draw:layer="layout" svg:width="28.737cm" svg:height="3.579cm" svg:x="2.56cm" svg:y="0cm">
          <text:p text:style-name="P8"><text:span text:style-name="T15">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2" draw:text-style-name="P16" draw:layer="layout" svg:width="28.737cm" svg:height="12.246cm" svg:x="3.004cm" svg:y="5.525cm">
          <text:list text:style-name="L2">
            <text:list-item>
              <text:p text:style-name="P15"><text:span text:style-name="T25">Slides and recordings will be posted on the class website in the evening</text:span><text:span text:style-name="T25"><text:line-break/></text:span><text:span text:style-name="T25"/></text:p>
            </text:list-item>
            <text:list-item>
              <text:p text:style-name="P15"><text:span text:style-name="T25">Exams and announcements will be on iLearn</text:span><text:span text:style-name="T25"><text:line-break/></text:span><text:span text:style-name="T25"/></text:p>
            </text:list-item>
            <text:list-item>
              <text:p text:style-name="P15"><text:span text:style-name="T25">Do not use iLearn email to reach me – use </text:span><text:span text:style-name="T25"><text:a xlink:href="mailto:sshannigrahi@tntech.edu" xlink:type="simple">sshannigrahi@tntech.edu</text:a></text:span><text:span text:style-name="T25"><text:line-break/></text:span><text:span text:style-name="T25"/></text:p>
            </text:list-item>
            <text:list-item>
              <text:p text:style-name="P15"><text:span text:style-name="T25">Use slack for instant messaging.</text:span><text:span text:style-name="T25"><text:line-break/></text:span><text:span text:style-name="T25"/></text:p>
            </text:list-item>
            <text:list-item>
              <text:p text:style-name="P15"><text:span text:style-name="T25">I will reply twice a day – around noon and in the even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0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_3" draw:style-name="gr6" draw:text-style-name="P9" draw:layer="layout" svg:width="28.737cm" svg:height="3.579cm" svg:x="2.56cm" svg:y="0cm">
          <text:p text:style-name="P8"><text:span text:style-name="T15">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3" draw:text-style-name="P16" draw:layer="layout" svg:width="28.737cm" svg:height="12.246cm" svg:x="3.004cm" svg:y="5.525cm">
          <text:list text:style-name="L2">
            <text:list-item>
              <text:p text:style-name="P15"><text:span text:style-name="T25">Grading</text:span></text:p>
              <text:list>
                <text:list-item>
                  <text:p text:style-name="P15"><text:span text:style-name="T25">You will get your grades back with feedback in a week</text:span><text:span text:style-name="T25"><text:line-break/></text:span><text:span text:style-name="T25"/></text:p>
                </text:list-item>
                <text:list-item>
                  <text:p text:style-name="P15"><text:span text:style-name="T25">If your code doesn’t work, the TA will try to reach you, but it is your responsibility to make sure your code work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2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_4" draw:style-name="gr6" draw:text-style-name="P9" draw:layer="layout" svg:width="28.737cm" svg:height="3.579cm" svg:x="2.56cm" svg:y="0cm">
          <text:p text:style-name="P8"><text:span text:style-name="T15">Expectations from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4" draw:text-style-name="P16" draw:layer="layout" svg:width="28.737cm" svg:height="12.246cm" svg:x="3.004cm" svg:y="5.525cm">
          <text:list text:style-name="L2">
            <text:list-item>
              <text:p text:style-name="P15"><text:span text:style-name="T25">Be communicative – if you need help, ask</text:span><text:span text:style-name="T25"><text:line-break/></text:span><text:span text:style-name="T25"/></text:p>
            </text:list-item>
            <text:list-item>
              <text:p text:style-name="P15"><text:span text:style-name="T25">Get started on the assignments sooner – they will take time</text:span><text:span text:style-name="T25"><text:line-break/></text:span><text:span text:style-name="T25"/></text:p>
            </text:list-item>
            <text:list-item>
              <text:p text:style-name="P15"><text:span text:style-name="T25">This class is not easy!</text:span></text:p>
              <text:list>
                <text:list-item>
                  <text:p text:style-name="P15"><text:span text:style-name="T25">you haven’t learned the background material so far</text:span></text:p>
                </text:list-item>
              </text:list>
              <text:p text:style-name="P15"><text:span text:style-name="T25"/></text:p>
            </text:list-item>
            <text:list-item>
              <text:p text:style-name="P15"><text:span text:style-name="T25">Expect to study about 3-5 hours a week </text:span></text:p>
              <text:list>
                <text:list-item>
                  <text:p text:style-name="P15"><text:span text:style-name="T25">Some will need more</text:span><text:span text:style-name="T25"><text:line-break/></text:span><text:span text:style-name="T25"/></text:p>
                </text:list-item>
              </text:list>
            </text:list-item>
            <text:list-item>
              <text:p text:style-name="P15"><text:span text:style-name="T25">Each lecture will have reading materia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4" svg:font-family="Arial"/>
    <style:font-face style:name="Arial1" svg:font-family="Arial" style:font-adornments="Regular"/>
    <style:font-face style:name="DejaVu Sans2" svg:font-family="'DejaVu Sans'"/>
    <style:font-face style:name="Montserrat3" svg:font-family="Montserrat"/>
    <style:font-face style:name="Montserrat" svg:font-family="Montserrat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Cantarell3" svg:font-family="Cantarell" style:font-pitch="variable"/>
    <style:font-face style:name="Cantarell2" svg:font-family="Cantarell" style:font-adornments="Regular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2" svg:font-family="Montserrat" style:font-pitch="variable"/>
    <style:font-face style:name="Montserrat1" svg:font-family="Montserrat" style:font-adornments="Regular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4" svg:font-family="Cantarel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3" fo:font-family="Cantarell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Cantarell3" fo:font-family="Cantarell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Cantarell3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Cantarell3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style:font-name="Cantarell3" fo:font-family="Cantarell" style:font-pitch="variable"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style:font-name="Cantarell3" fo:font-family="Cantarell" style:font-pitch="variable"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style:font-name="Cantarell3" fo:font-family="Cantarell" style:font-pitch="variable"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3" fo:font-family="Cantarell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3" fo:font-family="Cantarell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Cantarell3" fo:font-family="Cantarell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Cantarell3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Cantarell3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Cantarell3"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ntarell3"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ntarell3"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3" fo:font-family="Cantarell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draw:fill="none" fo:min-height="0.937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title">
      <style:graphic-properties draw:auto-grow-height="false" fo:min-height="3.181cm"/>
      <style:paragraph-properties style:writing-mode="lr-tb"/>
    </style:style>
    <style:style style:name="Mpr2" style:family="presentation" style:parent-style-name="Blank_20_Slide-outline1">
      <style:graphic-properties fo:min-height="11.049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title">
      <style:graphic-properties draw:auto-grow-height="false" fo:min-height="3.181cm"/>
      <style:paragraph-properties style:writing-mode="lr-tb"/>
    </style:style>
    <style:style style:name="Mpr6" style:family="presentation" style:parent-style-name="Default-outline1">
      <style:graphic-properties fo:min-height="11.049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top="0cm" fo:margin-bottom="0cm" fo:text-align="start" style:writing-mode="lr-tb"/>
      <style:text-properties fo:font-size="18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  <style:paragraph-properties style:writing-mode="lr-tb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ntarell3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2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3" fo:font-size="24pt" fo:letter-spacing="normal" fo:font-style="normal" style:text-underline-style="none" fo:font-weight="normal" style:font-name-asian="Montserrat3" style:font-size-asian="24pt" style:font-style-asian="normal" style:font-weight-asian="normal" style:font-name-complex="Montserrat3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20pt" fo:letter-spacing="normal" fo:font-style="normal" style:text-underline-style="none" fo:font-weight="normal" style:font-name-asian="Montserrat3" style:font-size-asian="20pt" style:font-style-asian="normal" style:font-weight-asian="normal" style:font-name-complex="Montserrat3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Montserrat3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4" fo:font-size="12pt" fo:letter-spacing="normal" fo:font-style="normal" style:text-underline-style="none" fo:font-weight="normal" style:font-name-asian="Arial4" style:font-size-asian="12pt" style:font-style-asian="normal" style:font-weight-asian="normal" style:font-name-complex="Arial4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text-style-name="MP6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9" draw:layer="backgroundobjects" svg:width="3.306cm" svg:height="1.008cm" svg:x="30.52cm" svg:y="18.034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6" draw:text-style-name="MP6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6" draw:text-style-name="MP10" draw:layer="backgroundobjects" svg:width="4.318cm" svg:height="1.187cm" svg:x="29.21cm" svg:y="17.621cm">
        <draw:text-box>
          <text:p/>
        </draw:text-box>
      </draw:frame>
      <draw:frame draw:style-name="Mgr7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3" draw:text-style-name="MP13" draw:layer="backgroundobjects" svg:width="28.746cm" svg:height="12.255cm" svg:x="2.56cm" svg:y="5.032cm" presentation:class="outline" presentation:user-transformed="true">
        <draw:text-box>
          <text:list text:style-name="ML2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8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9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5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0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1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6" draw:text-style-name="MP10" draw:layer="backgroundobjects" svg:width="4.318cm" svg:height="1.187cm" svg:x="29.21cm" svg:y="17.621cm">
        <draw:text-box>
          <text:p/>
        </draw:text-box>
      </draw:frame>
      <draw:frame draw:style-name="Mgr7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16</meta:editing-cycles>
    <dc:title>csu</dc:title>
    <meta:editing-duration>P1DT8H22M11S</meta:editing-duration>
    <meta:generator>LibreOffice/7.0.3.1$Linux_X86_64 LibreOffice_project/00$Build-1</meta:generator>
    <meta:creation-date>2019-08-22T10:48:27.398856432</meta:creation-date>
    <dc:date>2021-01-22T07:59:45.105227766</dc:date>
    <meta:document-statistic meta:object-count="11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